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2024-03-07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7712" calcext:value-type="float">
            <text:p>175.0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2023-03-16 22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99624" calcext:value-type="float">
            <text:p>175.29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2022-03-21 21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065184" calcext:value-type="float">
            <text:p>174.0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2021-03-25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422312" calcext:value-type="float">
            <text:p>172.42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95292" calcext:value-type="float">
            <text:p>171.95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736" calcext:value-type="float">
            <text:p>173.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382432" calcext:value-type="float">
            <text:p>173.38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784768" calcext:value-type="float">
            <text:p>173.78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400976" calcext:value-type="float">
            <text:p>172.40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970952" calcext:value-type="float">
            <text:p>172.97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114464" calcext:value-type="float">
            <text:p>172.11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266864" calcext:value-type="float">
            <text:p>172.26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050712" calcext:value-type="float">
            <text:p>171.05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01232" calcext:value-type="float">
            <text:p>171.40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517312" calcext:value-type="float">
            <text:p>170.51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59656" calcext:value-type="float">
            <text:p>170.5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81704" calcext:value-type="float">
            <text:p>169.08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16984" calcext:value-type="float">
            <text:p>169.41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18352" calcext:value-type="float">
            <text:p>171.21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09948" calcext:value-type="float">
            <text:p>171.09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730672" calcext:value-type="float">
            <text:p>170.7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968416" calcext:value-type="float">
            <text:p>170.96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395392" calcext:value-type="float">
            <text:p>170.39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282616" calcext:value-type="float">
            <text:p>170.28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15104" calcext:value-type="float">
            <text:p>169.61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06672" calcext:value-type="float">
            <text:p>169.20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548304" calcext:value-type="float">
            <text:p>168.54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70808" calcext:value-type="float">
            <text:p>168.77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505632" calcext:value-type="float">
            <text:p>168.50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82416" calcext:value-type="float">
            <text:p>168.68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73272" calcext:value-type="float">
            <text:p>168.67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53916" calcext:value-type="float">
            <text:p>168.53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35656" calcext:value-type="float">
            <text:p>167.93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362632" calcext:value-type="float">
            <text:p>167.36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5504" calcext:value-type="float">
            <text:p>166.0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03224" calcext:value-type="float">
            <text:p>166.0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71376" calcext:value-type="float">
            <text:p>164.17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200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47192" calcext:value-type="float">
            <text:p>165.7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35312" calcext:value-type="float">
            <text:p>162.13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04376" calcext:value-type="float">
            <text:p>161.50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200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23376" calcext:value-type="float">
            <text:p>161.1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199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33632" calcext:value-type="float">
            <text:p>163.93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199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17408" calcext:value-type="float">
            <text:p>160.61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199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9932" calcext:value-type="float">
            <text:p>162.1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199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46024" calcext:value-type="float">
            <text:p>165.5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199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81104" calcext:value-type="float">
            <text:p>164.28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199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09248" calcext:value-type="float">
            <text:p>163.90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199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21312" calcext:value-type="float">
            <text:p>164.4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199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30384" calcext:value-type="float">
            <text:p>162.3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199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94064" calcext:value-type="float">
            <text:p>161.2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198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30312" calcext:value-type="float">
            <text:p>160.23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198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03848" calcext:value-type="float">
            <text:p>158.80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198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697424" calcext:value-type="float">
            <text:p>157.6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112464" calcext:value-type="float">
            <text:p>156.1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198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149296" calcext:value-type="float">
            <text:p>155.1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198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80032" calcext:value-type="float">
            <text:p>154.1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198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3924" calcext:value-type="float">
            <text:p>153.9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198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362656" calcext:value-type="float">
            <text:p>155.3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198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86712" calcext:value-type="float">
            <text:p>154.2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198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277824" calcext:value-type="float">
            <text:p>153.2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198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76272" calcext:value-type="float">
            <text:p>154.5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198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58488" calcext:value-type="float">
            <text:p>168.5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198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960296" calcext:value-type="float">
            <text:p>166.96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198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271192" calcext:value-type="float">
            <text:p>167.27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198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018208" calcext:value-type="float">
            <text:p>167.01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198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57376" calcext:value-type="float">
            <text:p>166.45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198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6172" calcext:value-type="float">
            <text:p>166.1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198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875208" calcext:value-type="float">
            <text:p>165.8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197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7968" calcext:value-type="float">
            <text:p>165.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197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6632" calcext:value-type="float">
            <text:p>164.8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197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39016" calcext:value-type="float">
            <text:p>164.33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197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38432" calcext:value-type="float">
            <text:p>164.23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197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29288" calcext:value-type="float">
            <text:p>164.22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197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98808" calcext:value-type="float">
            <text:p>164.19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197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01856" calcext:value-type="float">
            <text:p>164.20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197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09832" calcext:value-type="float">
            <text:p>164.00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197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6716" calcext:value-type="float">
            <text:p>163.96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197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54968" calcext:value-type="float">
            <text:p>163.95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197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65992" calcext:value-type="float">
            <text:p>163.76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197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19104" calcext:value-type="float">
            <text:p>163.5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197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08208" calcext:value-type="float">
            <text:p>163.2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197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882072" calcext:value-type="float">
            <text:p>162.8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197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84536" calcext:value-type="float">
            <text:p>162.7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39112152501</text:p>
          </table:table-cell>
          <table:table-cell office:value-type="string" calcext:value-type="string">
            <text:p>196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736" calcext:value-type="float">
            <text:p>173.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56" meta:object-count="0"/>
    <meta:user-defined meta:name="AppVersion">3.0</meta:user-defined>
  </office:meta>
</office:document-meta>
</file>